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6548in"/>
    </style:style>
    <style:style style:name="TableColumn3" style:family="table-column">
      <style:table-column-properties style:column-width="0.6888in"/>
    </style:style>
    <style:style style:name="TableColumn4" style:family="table-column">
      <style:table-column-properties style:column-width="3.3416in"/>
    </style:style>
    <style:style style:name="Table1" style:family="table" style:master-page-name="MP0">
      <style:table-properties style:width="6.6854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ell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2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22" style:family="table-column">
      <style:table-column-properties style:column-width="6.6854in"/>
    </style:style>
    <style:style style:name="Table21" style:family="table">
      <style:table-properties style:width="6.6854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weight="bold" style:font-weight-asian="bold" fo:font-size="10pt" style:font-size-asian="10pt" style:font-size-complex="10pt" fo:language="fr" fo:country="CA"/>
    </style:style>
    <style:style style:name="P26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7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Policepardéfaut" style:family="text">
      <style:text-properties fo:font-size="10pt" style:font-size-asian="10pt" style:font-size-complex="10pt" fo:language="fr" fo:country="CA"/>
    </style:style>
    <style:style style:name="T3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31" style:parent-style-name="Policepardéfaut" style:family="text">
      <style:text-properties fo:font-size="10pt" style:font-size-asian="10pt" style:font-size-complex="10pt" fo:language="fr" fo:country="CA"/>
    </style:style>
    <style:style style:name="P3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38" style:family="table-column">
      <style:table-column-properties style:column-width="6.6854in"/>
    </style:style>
    <style:style style:name="Table37" style:family="table">
      <style:table-properties style:width="6.6854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0pt" style:font-size-asian="10pt" style:font-size-complex="10pt" fo:language="fr" fo:country="CA"/>
    </style:style>
    <style:style style:name="P42" style:parent-style-name="Normal" style:family="paragraph">
      <style:text-properties fo:font-size="10pt" style:font-size-asian="10pt" style:font-size-complex="10pt" fo:language="fr" fo:country="CA"/>
    </style:style>
    <style:style style:name="P43" style:parent-style-name="Normal" style:family="paragraph">
      <style:text-properties fo:language="fr" fo:country="CA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Policepardéfaut" style:family="text">
      <style:text-properties style:font-size-complex="10pt"/>
    </style:style>
    <style:style style:name="T47" style:parent-style-name="Policepardéfaut" style:family="text">
      <style:text-properties style:font-size-complex="10pt"/>
    </style:style>
    <style:style style:name="T48" style:parent-style-name="Policepardéfaut" style:family="text">
      <style:text-properties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language="en" fo:country="CA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language="en" fo:country="CA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fo:language="en" fo:country="CA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language="en" fo:country="CA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language="en" fo:country="CA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fo:language="en" fo:country="CA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fo:language="en" fo:country="CA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CA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language="en" fo:country="CA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fo:language="en" fo:country="CA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language="en" fo:country="CA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language="en" fo:country="CA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fo:language="en" fo:country="CA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language="en" fo:country="CA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CA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language="en" fo:country="CA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fo:language="en" fo:country="CA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language="en" fo:country="CA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fo:language="en" fo:country="CA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fo:language="en" fo:country="CA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language="en" fo:country="CA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fo:language="en" fo:country="CA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CA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fo:language="en" fo:country="CA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language="en" fo:country="CA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fo:language="en" fo:country="CA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language="en" fo:country="CA"/>
    </style:style>
    <style:style style:name="P13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en" fo:country="CA"/>
    </style:style>
    <style:style style:name="TableColumn132" style:family="table-column">
      <style:table-column-properties style:column-width="6.6854in"/>
    </style:style>
    <style:style style:name="Table131" style:family="table">
      <style:table-properties style:width="6.6854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size="10pt" style:font-size-asian="10pt" style:font-size-complex="10pt" fo:language="fr" fo:country="CA"/>
    </style:style>
    <style:style style:name="P136" style:parent-style-name="Normal" style:family="paragraph">
      <style:text-properties fo:font-size="10pt" style:font-size-asian="10pt" style:font-size-complex="10pt" fo:language="fr" fo:country="CA"/>
    </style:style>
    <style:style style:name="P137" style:parent-style-name="Normal" style:family="paragraph">
      <style:text-properties fo:font-size="10pt" style:font-size-asian="10pt" style:font-size-complex="10pt" fo:language="fr" fo:country="CA"/>
    </style:style>
    <style:style style:name="P138" style:parent-style-name="Normal" style:family="paragraph">
      <style:text-properties fo:font-size="10pt" style:font-size-asian="10pt" style:font-size-complex="10pt" fo:language="fr" fo:country="CA"/>
    </style:style>
    <style:style style:name="P139" style:parent-style-name="Normal" style:family="paragraph">
      <style:text-properties fo:font-size="10pt" style:font-size-asian="10pt" style:font-size-complex="10pt" fo:language="fr" fo:country="CA"/>
    </style:style>
    <style:style style:name="P140" style:parent-style-name="Normal" style:family="paragraph">
      <style:text-properties fo:font-size="10pt" style:font-size-asian="10pt" style:font-size-complex="10pt" fo:language="fr" fo:country="CA"/>
    </style:style>
    <style:style style:name="P141" style:parent-style-name="Normal" style:family="paragraph">
      <style:text-properties fo:font-size="10pt" style:font-size-asian="10pt" style:font-size-complex="10pt" fo:language="fr" fo:country="CA"/>
    </style:style>
    <style:style style:name="P142" style:parent-style-name="Normal" style:family="paragraph">
      <style:text-properties fo:language="fr" fo:country="CA"/>
    </style:style>
    <style:style style:name="P143" style:parent-style-name="Normal" style:family="paragraph">
      <style:text-properties fo:font-size="10pt" style:font-size-asian="10pt" style:font-size-complex="10pt" fo:language="fr" fo:country="CA"/>
    </style:style>
    <style:style style:name="P14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{mycompany_logo}</text:span></text:p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{mycompany_name}</text:p>
          </table:table-cell>
          <table:table-cell table:style-name="TableCell16">
            <text:p text:style-name="P17"/>
          </table:table-cell>
          <table:table-cell table:style-name="TableCell18">
            <text:p text:style-name="P19">À l’USAGE DES MEMBRES SEULEMENT ANNEXE “A”</text:p>
          </table:table-cell>
        </table:table-row>
      </table:table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DESCRIPTION DES TRAVAUX DU CONTRAT D’ENTREPRISE</text:p>
            <text:p text:style-name="P26">La présente annexe fait partie du contrat d’entreprise</text:p>
            <text:p text:style-name="P27"/>
            <text:p text:style-name="P28"><text:span text:style-name="T29">l’entrepreneur,<text:s/></text:span><text:span text:style-name="T30">{company_name}</text:span><text:span text:style-name="T31">, et</text:span></text:p>
            <text:p text:style-name="P32">le client,<text:s/>______________________________________________________________________________________</text:p>
            <text:p text:style-name="P33"/>
            <text:p text:style-name="P34">consenti en date du _______________________________________________________________20_____________</text:p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Les parties conviennent des travaux suivants en vertu du contrat d’entreprise numéro # ________________________</text:p>
            <text:p text:style-name="P42">décrit ci-dessus :</text:p>
            <text:p text:style-name="P43"><text:s/></text:p>
          </table:table-cell>
        </table:table-row>
        <table:table-row table:style-name="TableRow44">
          <table:table-cell table:style-name="TableCell45">
            <text:p text:style-name="Normal"><text:span text:style-name="T46">[!-- BEGIN row.lines --]</text:span><text:span text:style-name="T47"><text:s/></text:span><text:span text:style-name="T48">[!-- END row.lines --]</text:span></text:p>
          </table:table-cell>
        </table:table-row>
        <table:table-row table:style-name="TableRow49"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Date ___________________________________________________________________________20____________</text:p>
            <text:p text:style-name="P136"/>
            <text:p text:style-name="P137"><text:s/><text:s text:c="8"/>_________________________________________________________________________________________</text:p>
            <text:p text:style-name="P138"><text:s/><text:s/><text:s text:c="7"/>Entrepreneur <text:s text:c="109"/><text:s text:c="22"/><text:s/>Client</text:p>
            <text:p text:style-name="P139"><text:s text:c="97"/>_____________________________________________</text:p>
            <text:p text:style-name="P140"><text:s text:c="140"/><text:s text:c="23"/>Client</text:p>
            <text:p text:style-name="P141">La description des présents travaux est acceptée <text:s text:c="4"/>ce <text:s/>____________________________________20____________</text:p>
            <text:p text:style-name="P142"/>
          </table:table-cell>
        </table:table-row>
      </table:table>
      <text:p text:style-name="P143">COPIE BLANCHE : CLIENT <text:s text:c="4"/>COPIE JEUNE : ENTREPRENEUR <text:s text:c="2"/>COPIE ROSE :<text:s/>DOSSIER<text:s/></text:p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4T20:07:00Z</meta:creation-date>
    <dc:date>2015-03-24T21:10:00Z</dc:date>
    <meta:template xlink:href="Normal.dotm" xlink:type="simple"/>
    <meta:editing-cycles>23</meta:editing-cycles>
    <meta:editing-duration>PT25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3" meta:word-count="233" meta:character-count="1517" meta:row-count="10" meta:non-whitespace-character-count="1287"/>
  </office:meta>
</office:document-meta>
</file>